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3mm"/>
    </style:style>
    <style:style style:name="co2" style:family="table-column">
      <style:table-column-properties fo:break-before="auto" style:column-width="19.95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5.68mm"/>
    </style:style>
    <style:style style:name="co5" style:family="table-column">
      <style:table-column-properties fo:break-before="auto" style:column-width="35.21mm"/>
    </style:style>
    <style:style style:name="co6" style:family="table-column">
      <style:table-column-properties fo:break-before="auto" style:column-width="36.0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1.12mm"/>
    </style:style>
    <style:style style:name="co9" style:family="table-column">
      <style:table-column-properties fo:break-before="auto" style:column-width="31.57mm"/>
    </style:style>
    <style:style style:name="co10" style:family="table-column">
      <style:table-column-properties fo:break-before="auto" style:column-width="34.31mm"/>
    </style:style>
    <style:style style:name="co11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-Ex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owNum</text:p>
          </table:table-cell>
          <table:table-cell office:value-type="string" calcext:value-type="string">
            <text:p>Session Id</text:p>
          </table:table-cell>
          <table:table-cell office:value-type="string" calcext:value-type="string">
            <text:p>Game Id</text:p>
          </table:table-cell>
          <table:table-cell office:value-type="string" calcext:value-type="string">
            <text:p>Balance Value</text:p>
          </table:table-cell>
          <table:table-cell office:value-type="string" calcext:value-type="string">
            <text:p>Red Team K/D Ratio</text:p>
          </table:table-cell>
          <table:table-cell office:value-type="string" calcext:value-type="string">
            <text:p>Blue Team K/D Ratio</text:p>
          </table:table-cell>
          <table:table-cell table:number-columns-repeated="5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04642857" calcext:value-type="float">
            <text:p>0.04642857</text:p>
          </table:table-cell>
          <table:table-cell office:value-type="float" office:value="1.333333" calcext:value-type="float">
            <text:p>1.333333</text:p>
          </table:table-cell>
          <table:table-cell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083333" calcext:value-type="float">
            <text:p>0.1083333</text:p>
          </table:table-cell>
          <table:table-cell office:value-type="float" office:value="0.3404255" calcext:value-type="float">
            <text:p>0.3404255</text:p>
          </table:table-cell>
          <table:table-cell office:value-type="float" office:value="2.9375" calcext:value-type="float">
            <text:p>2.9375</text:p>
          </table:table-cell>
          <table:table-cell table:number-columns-repeated="2"/>
          <table:table-cell office:value-type="string" calcext:value-type="string">
            <text:p>Balance Value</text:p>
          </table:table-cell>
          <table:table-cell office:value-type="string" calcext:value-type="string">
            <text:p>Red Team K/D Ratio</text:p>
          </table:table-cell>
          <table:table-cell office:value-type="string" calcext:value-type="string">
            <text:p>Blue Team K/D Rat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6547619" calcext:value-type="float">
            <text:p>0.06547619</text:p>
          </table:table-cell>
          <table:table-cell office:value-type="float" office:value="0.2631579" calcext:value-type="float">
            <text:p>0.2631579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Mean</text:p>
          </table:table-cell>
          <table:table-cell table:formula="of:=AVERAGE([.D2:.D25])" office:value-type="float" office:value="0.3966269825" calcext:value-type="float">
            <text:p>0.3966269825</text:p>
          </table:table-cell>
          <table:table-cell table:formula="of:=AVERAGE([.E2:.E25])" office:value-type="float" office:value="1.028832175" calcext:value-type="float">
            <text:p>1.028832175</text:p>
          </table:table-cell>
          <table:table-cell table:formula="of:=AVERAGE([.F2:.F25])" office:value-type="float" office:value="1.34421710833333" calcext:value-type="float">
            <text:p>1.344217108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1630952" calcext:value-type="float">
            <text:p>0.1630952</text:p>
          </table:table-cell>
          <table:table-cell office:value-type="float" office:value="0.3214286" calcext:value-type="float">
            <text:p>0.3214286</text:p>
          </table:table-cell>
          <table:table-cell office:value-type="float" office:value="3.111111" calcext:value-type="float">
            <text:p>3.111111</text:p>
          </table:table-cell>
          <table:table-cell/>
          <table:table-cell office:value-type="string" calcext:value-type="string">
            <text:p>Median</text:p>
          </table:table-cell>
          <table:table-cell table:formula="of:=MEDIAN([.D2:.D25])" office:value-type="float" office:value="0.2359127" calcext:value-type="float">
            <text:p>0.2359127</text:p>
          </table:table-cell>
          <table:table-cell table:formula="of:=MEDIAN([.E2:.E25])" office:value-type="float" office:value="0.95135745" calcext:value-type="float">
            <text:p>0.95135745</text:p>
          </table:table-cell>
          <table:table-cell table:formula="of:=MEDIAN([.F2:.F25])" office:value-type="float" office:value="1.05125" calcext:value-type="float">
            <text:p>1.05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1440476" calcext:value-type="float">
            <text:p>0.1440476</text:p>
          </table:table-cell>
          <table:table-cell office:value-type="float" office:value="0.7027027" calcext:value-type="float">
            <text:p>0.7027027</text:p>
          </table:table-cell>
          <table:table-cell office:value-type="float" office:value="1.423077" calcext:value-type="float">
            <text:p>1.423077</text:p>
          </table:table-cell>
          <table:table-cell/>
          <table:table-cell office:value-type="string" calcext:value-type="string">
            <text:p>Max</text:p>
          </table:table-cell>
          <table:table-cell table:formula="of:=MAX([.D2:.D25])" office:value-type="float" office:value="0.9972222" calcext:value-type="float">
            <text:p>0.9972222</text:p>
          </table:table-cell>
          <table:table-cell table:formula="of:=MAX([.E2:.E25])" office:value-type="float" office:value="2.083333" calcext:value-type="float">
            <text:p>2.083333</text:p>
          </table:table-cell>
          <table:table-cell table:formula="of:=MAX([.F2:.F25])" office:value-type="float" office:value="3.8" calcext:value-type="float">
            <text:p>3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.9361111" calcext:value-type="float">
            <text:p>0.9361111</text:p>
          </table:table-cell>
          <table:table-cell office:value-type="float" office:value="0.7317073" calcext:value-type="float">
            <text:p>0.7317073</text:p>
          </table:table-cell>
          <table:table-cell office:value-type="float" office:value="1.366667" calcext:value-type="float">
            <text:p>1.366667</text:p>
          </table:table-cell>
          <table:table-cell/>
          <table:table-cell office:value-type="string" calcext:value-type="string">
            <text:p>Min</text:p>
          </table:table-cell>
          <table:table-cell table:formula="of:=MIN([.D2:.D25])" office:value-type="float" office:value="0.03095238" calcext:value-type="float">
            <text:p>0.03095238</text:p>
          </table:table-cell>
          <table:table-cell table:formula="of:=MIN([.E2:.E25])" office:value-type="float" office:value="0.2631579" calcext:value-type="float">
            <text:p>0.2631579</text:p>
          </table:table-cell>
          <table:table-cell table:formula="of:=MIN([.F2:.F25])"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.2706349" calcext:value-type="float">
            <text:p>0.2706349</text:p>
          </table:table-cell>
          <table:table-cell office:value-type="float" office:value="0.7272727" calcext:value-type="float">
            <text:p>0.7272727</text:p>
          </table:table-cell>
          <table:table-cell office:value-type="float" office:value="1.375" calcext:value-type="float">
            <text:p>1.375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D2:.D25])" office:value-type="float" office:value="0.342035393219315" calcext:value-type="float">
            <text:p>0.342035393219315</text:p>
          </table:table-cell>
          <table:table-cell table:formula="of:=STDEV([.E2:.E25])" office:value-type="float" office:value="0.489778573661185" calcext:value-type="float">
            <text:p>0.489778573661185</text:p>
          </table:table-cell>
          <table:table-cell table:formula="of:=STDEV([.F2:.F25])" office:value-type="float" office:value="0.96201846939865" calcext:value-type="float">
            <text:p>0.962018469398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.04285714" calcext:value-type="float">
            <text:p>0.04285714</text:p>
          </table:table-cell>
          <table:table-cell office:value-type="float" office:value="0.2857143" calcext:value-type="float">
            <text:p>0.2857143</text:p>
          </table:table-cell>
          <table:table-cell office:value-type="float" office:value="3.5" calcext:value-type="float">
            <text:p>3.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.03095238" calcext:value-type="float">
            <text:p>0.03095238</text:p>
          </table:table-cell>
          <table:table-cell office:value-type="float" office:value="1.411765" calcext:value-type="float">
            <text:p>1.411765</text:p>
          </table:table-cell>
          <table:table-cell office:value-type="float" office:value="0.7083333" calcext:value-type="float">
            <text:p>0.708333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6277778" calcext:value-type="float">
            <text:p>0.6277778</text:p>
          </table:table-cell>
          <table:table-cell office:value-type="float" office:value="1.727273" calcext:value-type="float">
            <text:p>1.727273</text:p>
          </table:table-cell>
          <table:table-cell office:value-type="float" office:value="0.5789474" calcext:value-type="float">
            <text:p>0.5789474</text:p>
          </table:table-cell>
          <table:table-cell table:number-columns-repeated="2"/>
          <table:table-cell office:value-type="string" calcext:value-type="string">
            <text:p>Balance Value</text:p>
          </table:table-cell>
          <table:table-cell office:value-type="string" calcext:value-type="string">
            <text:p>Red Team K/D Ratio</text:p>
          </table:table-cell>
          <table:table-cell office:value-type="string" calcext:value-type="string">
            <text:p>Blue Team K/D Rati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1428571" calcext:value-type="float">
            <text:p>0.1428571</text:p>
          </table:table-cell>
          <table:table-cell office:value-type="float" office:value="2.083333" calcext:value-type="float">
            <text:p>2.083333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.7722222" calcext:value-type="float">
            <text:p>0.7722222</text:p>
          </table:table-cell>
          <table:table-cell office:value-type="float" office:value="1.666667" calcext:value-type="float">
            <text:p>1.66666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Median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.0452381" calcext:value-type="float">
            <text:p>0.0452381</text:p>
          </table:table-cell>
          <table:table-cell office:value-type="float" office:value="1.529412" calcext:value-type="float">
            <text:p>1.529412</text:p>
          </table:table-cell>
          <table:table-cell office:value-type="float" office:value="0.6538461" calcext:value-type="float">
            <text:p>0.6538461</text:p>
          </table:table-cell>
          <table:table-cell/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.4869048" calcext:value-type="float">
            <text:p>0.4869048</text:p>
          </table:table-cell>
          <table:table-cell office:value-type="float" office:value="0.8787879" calcext:value-type="float">
            <text:p>0.8787879</text:p>
          </table:table-cell>
          <table:table-cell office:value-type="float" office:value="1.137931" calcext:value-type="float">
            <text:p>1.137931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.1333333" calcext:value-type="float">
            <text:p>0.1333333</text:p>
          </table:table-cell>
          <table:table-cell office:value-type="float" office:value="1.5" calcext:value-type="float">
            <text:p>1.5</text:p>
          </table:table-cell>
          <table:table-cell office:value-type="float" office:value="0.6666667" calcext:value-type="float">
            <text:p>0.6666667</text:p>
          </table:table-cell>
          <table:table-cell/>
          <table:table-cell office:value-type="string" calcext:value-type="string">
            <text:p>Standard deviation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.9972222" calcext:value-type="float">
            <text:p>0.9972222</text:p>
          </table:table-cell>
          <table:table-cell office:value-type="float" office:value="1.365385" calcext:value-type="float">
            <text:p>1.365385</text:p>
          </table:table-cell>
          <table:table-cell office:value-type="float" office:value="0.7323943" calcext:value-type="float">
            <text:p>0.732394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.6638889" calcext:value-type="float">
            <text:p>0.6638889</text:p>
          </table:table-cell>
          <table:table-cell office:value-type="float" office:value="0.9615384" calcext:value-type="float">
            <text:p>0.9615384</text:p>
          </table:table-cell>
          <table:table-cell office:value-type="float" office:value="1.04" calcext:value-type="float">
            <text:p>1.04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.7793651" calcext:value-type="float">
            <text:p>0.7793651</text:p>
          </table:table-cell>
          <table:table-cell office:value-type="float" office:value="0.94" calcext:value-type="float">
            <text:p>0.94</text:p>
          </table:table-cell>
          <table:table-cell office:value-type="float" office:value="1.06383" calcext:value-type="float">
            <text:p>1.06383</text:p>
          </table:table-cell>
          <table:table-cell table:number-columns-repeated="2"/>
          <table:table-cell office:value-type="string" calcext:value-type="string">
            <text:p>Balance Value</text:p>
          </table:table-cell>
          <table:table-cell office:value-type="string" calcext:value-type="string">
            <text:p>Red Team K/D Ratio</text:p>
          </table:table-cell>
          <table:table-cell office:value-type="string" calcext:value-type="string">
            <text:p>Blue Team K/D Rati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0.102381" calcext:value-type="float">
            <text:p>0.102381</text:p>
          </table:table-cell>
          <table:table-cell office:value-type="float" office:value="0.7297297" calcext:value-type="float">
            <text:p>0.7297297</text:p>
          </table:table-cell>
          <table:table-cell office:value-type="float" office:value="1.37037" calcext:value-type="float">
            <text:p>1.37037</text:p>
          </table:table-cell>
          <table:table-cell/>
          <table:table-cell office:value-type="string" calcext:value-type="string">
            <text:p>Mean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0.7642857" calcext:value-type="float">
            <text:p>0.7642857</text:p>
          </table:table-cell>
          <table:table-cell office:value-type="float" office:value="0.9411765" calcext:value-type="float">
            <text:p>0.9411765</text:p>
          </table:table-cell>
          <table:table-cell office:value-type="float" office:value="1.0625" calcext:value-type="float">
            <text:p>1.0625</text:p>
          </table:table-cell>
          <table:table-cell/>
          <table:table-cell office:value-type="string" calcext:value-type="string">
            <text:p>Median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.3857143" calcext:value-type="float">
            <text:p>0.3857143</text:p>
          </table:table-cell>
          <table:table-cell office:value-type="float" office:value="1.301887" calcext:value-type="float">
            <text:p>1.301887</text:p>
          </table:table-cell>
          <table:table-cell office:value-type="float" office:value="0.7681159" calcext:value-type="float">
            <text:p>0.7681159</text:p>
          </table:table-cell>
          <table:table-cell/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.9777778" calcext:value-type="float">
            <text:p>0.9777778</text:p>
          </table:table-cell>
          <table:table-cell office:value-type="float" office:value="0.7826087" calcext:value-type="float">
            <text:p>0.7826087</text:p>
          </table:table-cell>
          <table:table-cell office:value-type="float" office:value="1.277778" calcext:value-type="float">
            <text:p>1.277778</text:p>
          </table:table-cell>
          <table:table-cell/>
          <table:table-cell office:value-type="string" calcext:value-type="string">
            <text:p>Min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0.2011905" calcext:value-type="float">
            <text:p>0.2011905</text:p>
          </table:table-cell>
          <table:table-cell office:value-type="float" office:value="1.166667" calcext:value-type="float">
            <text:p>1.166667</text:p>
          </table:table-cell>
          <table:table-cell office:value-type="float" office:value="0.8571429" calcext:value-type="float">
            <text:p>0.8571429</text:p>
          </table:table-cell>
          <table:table-cell/>
          <table:table-cell office:value-type="string" calcext:value-type="string">
            <text:p>Standard deviation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0.6309524" calcext:value-type="float">
            <text:p>0.63095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1T12:13:18.796000000</dc:date>
    <meta:editing-duration>PT2H3M32S</meta:editing-duration>
    <meta:editing-cycles>2</meta:editing-cycles>
    <meta:generator>LibreOffice/6.0.2.1$Windows_X86_64 LibreOffice_project/f7f06a8f319e4b62f9bc5095aa112a65d2f3ac89</meta:generator>
    <meta:document-statistic meta:table-count="1" meta:cell-count="189" meta:object-count="0"/>
  </office:meta>
</office:document-meta>
</file>